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Glossy-subtitle" style:list-style-name="L3">
      <style:graphic-properties draw:fill-color="#ffffff" draw:auto-grow-height="true" fo:min-height="13.86cm"/>
    </style:style>
    <style:style style:name="pr2" style:family="presentation" style:parent-style-name="Glossy-title">
      <style:graphic-properties draw:fill-color="#ffffff" draw:auto-grow-height="true" fo:min-height="3.507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draw:fill-color="#ffffff" fo:min-height="8.024cm"/>
    </style:style>
    <style:style style:name="pr7" style:family="presentation" style:parent-style-name="Glossy-title">
      <style:graphic-properties draw:fill-color="#ffffff" fo:min-height="3.256cm"/>
    </style:style>
    <style:style style:name="pr8" style:family="presentation" style:parent-style-name="Glossy-outline1">
      <style:graphic-properties draw:fill-color="#ffffff" fo:min-height="6.524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title">
      <style:graphic-properties fo:min-height="3.256cm"/>
    </style:style>
    <style:style style:name="pr11" style:family="presentation" style:parent-style-name="Glossy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margin-left="0cm" fo:margin-right="0cm" fo:text-indent="0cm"/>
      <style:text-properties fo:color="#ffffff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000000"/>
    </style:style>
    <style:style style:name="T5" style:family="text">
      <style:text-properties fo:color="#ffffff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13.86cm" svg:x="1.5cm" svg:y="5.5cm" presentation:class="subtitle" presentation:user-transformed="true">
          <draw:text-box>
            <text:p text:style-name="P1"><text:span text:style-name="T1">BMS-алгоритм и его применение</text:span><text:span text:style-name="T1"><text:line-break/></text:span><text:span text:style-name="T1">в декодере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студент 2 курса магистратуры</text:span></text:p>
            <text:p text:style-name="P2"><text:span text:style-name="T2">Пеленицын А. М.</text:span></text:p>
            <text:p text:style-name="P3"><text:span text:style-name="T2"/></text:p>
            <text:p text:style-name="P2"><text:span text:style-name="T2">Научный рукодводитель:</text:span><text:span text:style-name="T2"><text:line-break/></text:span><text:span text:style-name="T2">доцент, к.ф.-м.н.</text:span></text:p>
            <text:p text:style-name="P2"><text:span text:style-name="T2">Деундяк В. М.</text:span></text:p>
            <text:p text:style-name="P3"><text:span text:style-name="T2"/></text:p>
            <text:p text:style-name="P3"><text:span text:style-name="T2">Ростов-на-Дону</text:span></text:p>
            <text:p text:style-name="P3"><text:span text:style-name="T2">2009</text:span></text:p>
          </draw:text-box>
        </draw:frame>
        <draw:frame presentation:style-name="pr2" draw:text-style-name="P4" draw:layer="layout" svg:width="25.199cm" svg:height="3.507cm" svg:x="1.301cm" svg:y="0cm" presentation:class="title">
          <draw:text-box>
            <text:p text:style-name="P1"><text:span text:style-name="T3">Факультет математики, механики и компьютерных наук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2" draw:text-style-name="P1" draw:layer="layout" svg:width="25.199cm" svg:height="3.507cm" svg:x="1.301cm" svg:y="0cm" presentation:class="title">
          <draw:text-box>
            <text:p text:style-name="P1">Обзор</text:p>
          </draw:text-box>
        </draw:frame>
        <draw:frame presentation:style-name="pr4" draw:text-style-name="P6" draw:layer="layout" svg:width="25.199cm" svg:height="13.609cm" svg:x="1.4cm" svg:y="4.314cm" presentation:class="outline" presentation:user-transformed="true">
          <draw:text-box>
            <text:list text:style-name="L2">
              <text:list-item>
                <text:p text:style-name="P1">Назначение и применения</text:p>
              </text:list-item>
              <text:list-item>
                <text:p text:style-name="P1">Постановка задачи</text:p>
              </text:list-item>
              <text:list-item>
                <text:p text:style-name="P1"><text:span text:style-name="T4">Структура и ключевые идеи алгоритма</text:span></text:p>
              </text:list-item>
              <text:list-item>
                <text:p text:style-name="P1">Реализация</text:p>
              </text:list-item>
              <text:list-item>
                <text:p text:style-name="P1">Декодирование с использованием алгоритма</text:p>
              </text:list-item>
              <text:list-item>
                <text:p text:style-name="P1">Полученные результат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3T19">
        <office:forms form:automatic-focus="false" form:apply-design-mode="false"/>
        <draw:frame presentation:style-name="pr2" draw:text-style-name="P7" draw:layer="layout" svg:width="25.199cm" svg:height="3.507cm" svg:x="1.301cm" svg:y="0cm" presentation:class="title">
          <draw:text-box>
            <text:p text:style-name="P6"><text:span text:style-name="T5">BM-алгоритм: назначение и применение</text:span></text:p>
          </draw:text-box>
        </draw:frame>
        <draw:g>
          <draw:custom-shape draw:style-name="gr2" draw:text-style-name="P8" draw:layer="layout" svg:width="7.1cm" svg:height="1.5cm" svg:x="9.9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9" draw:layer="layout" svg:width="6.554cm" svg:height="1.119cm" svg:x="9.9cm" svg:y="5cm">
            <draw:text-box>
              <text:p text:style-name="P3"><text:span text:style-name="T6">BM-алгоритм</text:span></text:p>
            </draw:text-box>
          </draw:frame>
        </draw:g>
        <draw:frame draw:style-name="gr4" draw:text-style-name="P1" draw:layer="layout" svg:width="9.5cm" svg:height="1.187cm" svg:x="17.1cm" svg:y="7.038cm">
          <draw:text-box>
            <text:p/>
          </draw:text-box>
        </draw:frame>
        <draw:frame draw:style-name="gr5" draw:layer="layout" svg:width="7.277cm" svg:height="2.369cm" svg:x="17.62cm" svg:y="7.6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5.95cm" svg:height="2.39cm" svg:x="17.6cm" svg:y="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6" draw:layer="layout" svg:width="25.199cm" svg:height="9.573cm" svg:x="1.401cm" svg:y="10.5cm" presentation:class="outline" presentation:user-transformed="true">
          <draw:text-box>
            <text:list text:style-name="L2">
              <text:list-item>
                <text:p text:style-name="P1">применения:</text:p>
                <text:list>
                  <text:list-item>
                    <text:p text:style-name="P1">декодирование БЧХ-кодов</text:p>
                  </text:list-item>
                  <text:list-item>
                    <text:p text:style-name="P1">тестирование псевдослучайных последовательностей</text:p>
                  </text:list-item>
                  <text:list-item>
                    <text:p text:style-name="P1">решение САУ с ганкелевыми и теплицевыми матрицами</text:p>
                  </text:list-item>
                  <text:list-item>
                    <text:p text:style-name="P1">аппроксимации Паде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9cm" svg:height="1.187cm" svg:x="0.4cm" svg:y="6.3cm">
          <draw:text-box>
            <text:p/>
          </draw:text-box>
        </draw:frame>
        <draw:g>
          <draw:frame draw:style-name="gr5" draw:layer="layout" svg:width="8.06cm" svg:height="1.1cm" svg:x="0.9cm" svg:y="6.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6" draw:text-style-name="P8" draw:layer="layout" svg:x1="1.2cm" svg:y1="8.3cm" svg:x2="8.7cm" svg:y2="8.3cm">
            <text:p/>
          </draw:line>
          <draw:custom-shape draw:style-name="gr7" draw:text-style-name="P8" draw:layer="layout" svg:width="0.2cm" svg:height="0.2cm" svg:x="2.9cm" svg:y="8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8" draw:layer="layout" svg:width="0.2cm" svg:height="0.2cm" svg:x="5.4cm" svg:y="8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8" draw:layer="layout" svg:width="0.2cm" svg:height="0.2cm" svg:x="3.8cm" svg:y="8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8" draw:layer="layout" svg:x1="2.1cm" svg:y1="8.1cm" svg:x2="2.1cm" svg:y2="8.6cm">
            <text:p/>
          </draw:line>
          <draw:frame draw:style-name="gr9" draw:text-style-name="P1" draw:layer="layout" svg:width="1cm" svg:height="0.962cm" svg:x="1.7cm" svg:y="8.5cm">
            <draw:text-box>
              <text:p text:style-name="P1">0</text:p>
            </draw:text-box>
          </draw:frame>
          <draw:frame draw:style-name="gr9" draw:text-style-name="P1" draw:layer="layout" svg:width="1cm" svg:height="0.962cm" svg:x="8cm" svg:y="8.4cm">
            <draw:text-box>
              <text:p text:style-name="P1">n</text:p>
            </draw:text-box>
          </draw:frame>
        </draw:g>
        <draw:frame draw:style-name="gr4" draw:text-style-name="P1" draw:layer="layout" svg:width="7.5cm" svg:height="1.187cm" svg:x="1cm" svg:y="4.5cm">
          <draw:text-box>
            <text:p/>
          </draw:text-box>
        </draw:frame>
        <draw:frame draw:style-name="gr5" draw:layer="layout" svg:width="5.238cm" svg:height="1.36cm" svg:x="2.5cm" svg:y="4.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3T19">
        <office:forms form:automatic-focus="false" form:apply-design-mode="false"/>
        <draw:frame presentation:style-name="pr7" draw:text-style-name="P10" draw:layer="layout" svg:width="25.199cm" svg:height="3.473cm" svg:x="1.301cm" svg:y="0.016cm" presentation:class="title" presentation:user-transformed="true">
          <draw:text-box>
            <text:p text:style-name="P6"><text:span text:style-name="T5">BMS-алгоритм: назначение и применения</text:span></text:p>
          </draw:text-box>
        </draw:frame>
        <draw:frame draw:style-name="gr4" draw:text-style-name="P1" draw:layer="layout" svg:width="8cm" svg:height="1.187cm" svg:x="0.7cm" svg:y="4cm">
          <draw:text-box>
            <text:p/>
          </draw:text-box>
        </draw:frame>
        <draw:g>
          <draw:line draw:style-name="gr6" draw:text-style-name="P8" draw:layer="layout" svg:x1="1.2cm" svg:y1="6.6cm" svg:x2="7.7cm" svg:y2="6.6cm">
            <text:p/>
          </draw:line>
          <draw:line draw:style-name="gr6" draw:text-style-name="P8" draw:layer="layout" svg:x1="1.2cm" svg:y1="6.6cm" svg:x2="1.2cm" svg:y2="11.6cm">
            <text:p/>
          </draw:line>
          <draw:custom-shape draw:style-name="gr7" draw:text-style-name="P8" draw:layer="layout" svg:width="0.2cm" svg:height="0.2cm" svg:x="2.5cm" svg:y="9.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8" draw:layer="layout" svg:width="0.2cm" svg:height="0.2cm" svg:x="3.8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8" draw:layer="layout" svg:width="0.2cm" svg:height="0.2cm" svg:x="5.2cm" svg:y="9.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8" draw:layer="layout" svg:width="0.2cm" svg:height="0.2cm" svg:x="3.8cm" svg:y="9.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8" draw:layer="layout" svg:width="0.2cm" svg:height="0.2cm" svg:x="5.2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9" draw:text-style-name="P1" draw:layer="layout" svg:width="1cm" svg:height="0.962cm" svg:x="0.7cm" svg:y="5.7cm">
            <draw:text-box>
              <text:p text:style-name="P1">0</text:p>
            </draw:text-box>
          </draw:frame>
          <draw:frame draw:style-name="gr4" draw:text-style-name="P1" draw:layer="layout" svg:width="0.5cm" svg:height="1.187cm" svg:x="0.2cm" svg:y="10.6cm">
            <draw:text-box>
              <text:p/>
            </draw:text-box>
          </draw:frame>
          <draw:frame draw:style-name="gr5" draw:layer="layout" svg:width="0.94cm" svg:height="0.83cm" svg:x="0.2cm" svg:y="11.1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layer="layout" svg:width="0.94cm" svg:height="0.83cm" svg:x="7.2cm" svg:y="5.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5" draw:layer="layout" svg:width="5.34cm" svg:height="1.52cm" svg:x="1.7cm" svg:y="4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ustom-shape draw:style-name="gr2" draw:text-style-name="P8" draw:layer="layout" svg:width="6.5cm" svg:height="1.5cm" svg:x="8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2.726cm" svg:height="1.382cm" svg:x="15.3cm" svg:y="7.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9" draw:layer="layout" svg:width="11.7cm" svg:height="1.119cm" svg:x="15.8cm" svg:y="6cm">
          <draw:text-box>
            <text:p text:style-name="P1"><text:span text:style-name="T6">«Минимальное множество»:</text:span></text:p>
          </draw:text-box>
        </draw:frame>
        <draw:frame draw:style-name="gr4" draw:text-style-name="P1" draw:layer="layout" svg:width="8cm" svg:height="1.187cm" svg:x="16.1cm" svg:y="9.1cm">
          <draw:text-box>
            <text:p/>
          </draw:text-box>
        </draw:frame>
        <draw:frame draw:style-name="gr5" draw:layer="layout" svg:width="8.775cm" svg:height="1.79cm" svg:x="15.521cm" svg:y="9.0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8" draw:text-style-name="P6" draw:layer="layout" svg:width="25.199cm" svg:height="6.524cm" svg:x="1.2cm" svg:y="12.7cm" presentation:class="outline" presentation:user-transformed="true">
          <draw:text-box>
            <text:list text:style-name="L2">
              <text:list-item>
                <text:p text:style-name="P1">известные применения:</text:p>
                <text:list>
                  <text:list-item>
                    <text:p text:style-name="P1">декодирование АГ-кодов типа Рида<text:span text:style-name="T7">—Соломона</text:span></text:p>
                  </text:list-item>
                  <text:list-item>
                    <text:p text:style-name="P1"><text:span text:style-name="T7">декодирование других классов кодов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6cm" svg:height="1.119cm" svg:x="8.5cm" svg:y="5.4cm">
          <draw:text-box>
            <text:p text:style-name="P11"><text:span text:style-name="T6">BMS-алгоритм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изучение BMS-алгоритма, его связи с BM‑алгоритмом и возможностей его реализации</text:p>
              </text:list-item>
              <text:list-item>
                <text:p>разработка схемы BMS-алгоритма</text:p>
              </text:list-item>
              <text:list-item>
                <text:p>реализация BMS-алгоритма</text:p>
              </text:list-item>
              <text:list-item>
                <text:p>изучение АГ-кодов типа кодов Рида—Соломона и метода их декодирования</text:p>
              </text:list-item>
              <text:list-item>
                <text:p>создание схемы декодера АГ-кодов типа кодов Рида—Соломона</text:p>
              </text:list-item>
            </text:list>
          </draw:text-box>
        </draw:frame>
        <draw:frame presentation:style-name="pr10" draw:layer="layout" svg:width="25.199cm" svg:height="3.256cm" svg:x="1.301cm" svg:y="0.124cm" presentation:class="title" presentation:user-transformed="true">
          <draw:text-box>
            <text:p>Поставленные задачи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10" draw:layer="layout" svg:width="25.199cm" svg:height="3.256cm" svg:x="1.301cm" svg:y="0.124cm" presentation:class="title" presentation:user-transformed="true">
          <draw:text-box>
            <text:p>Структура BM-алгоритма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Вход: <text:span text:style-name="T8">u</text:span>. Выход: <text:span text:style-name="T8">f</text:span></text:p>
              </text:list-item>
              <text:list-item>
                <text:p>Инициализация <text:span text:style-name="T8">f</text:span> и <text:span text:style-name="T8">g</text:span></text:p>
              </text:list-item>
              <text:list-item>
                <text:p>Последовательный просмотр <text:span text:style-name="T8">u</text:span></text:p>
                <text:list>
                  <text:list-item>
                    <text:p>Обновление полинома <text:span text:style-name="T8">f</text:span> при необходимости — с использованием вспомогательного полинома <text:span text:style-name="T8">g</text:span>;</text:p>
                    <text:list>
                      <text:list-item>
                        <text:p>при этом старый <text:span text:style-name="T8">f</text:span> становится на место <text:span text:style-name="T8">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10" draw:layer="layout" svg:width="25.199cm" svg:height="3.256cm" svg:x="1.301cm" svg:y="0.124cm" presentation:class="title" presentation:user-transformed="true">
          <draw:text-box>
            <text:p>Структура BMS-алгоритма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Вход: <text:span text:style-name="T8">u</text:span>. Выход: <text:span text:style-name="T8">F</text:span></text:p>
              </text:list-item>
              <text:list-item>
                <text:p>Инициализация <text:span text:style-name="T8">F</text:span> и <text:span text:style-name="T8">G</text:span></text:p>
              </text:list-item>
              <text:list-item>
                <text:p>Последовательный просмотр <text:span text:style-name="T8">u</text:span></text:p>
                <text:list>
                  <text:list-item>
                    <text:p>Обновление каждого <text:span text:style-name="T8">f</text:span> из <text:span text:style-name="T8">F</text:span> при необходимости — с использованием вспомогательного полинома <text:span text:style-name="T8">g </text:span><text:span text:style-name="T9">из </text:span><text:span text:style-name="T8">G</text:span>;</text:p>
                    <text:list>
                      <text:list-item>
                        <text:p>при этом старые <text:span text:style-name="T8">f</text:span> «становятся» на место <text:span text:style-name="T8">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10" draw:layer="layout" svg:width="25.199cm" svg:height="3.256cm" svg:x="1.301cm" svg:y="0.124cm" presentation:class="title" presentation:user-transformed="true">
          <draw:text-box>
            <text:p>Реализация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ISO/IEC C++</text:p>
              </text:list-item>
              <text:list-item>
                <text:p>Boost, NTL(GMP)</text:p>
              </text:list-item>
              <text:list-item>
                <text:p>ООП, паттерны (Proxy, Flyweight), шаблоны</text:p>
              </text:list-item>
              <text:list-item>
                <text:p>Логические модули:</text:p>
                <text:list>
                  <text:list-item>
                    <text:p>Арифметика</text:p>
                  </text:list-item>
                  <text:list-item>
                    <text:p>Контейнерные структуры данных</text:p>
                  </text:list-item>
                  <text:list-item>
                    <text:p>Класс алгоритм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10" draw:layer="layout" svg:width="25.199cm" svg:height="3.256cm" svg:x="1.301cm" svg:y="0.124cm" presentation:class="title" presentation:user-transformed="true">
          <draw:text-box>
            <text:p>АГ-коды типа Рида—Соломона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Аналог классических кодов</text:p>
              </text:list-item>
              <text:list-item>
                <text:p>Аналог классического декод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301cm" svg:y="0.124cm" presentation:class="title" presentation:user-transformed="true">
          <draw:text-box>
            <text:p text:style-name="P1">Полученные результаты</text:p>
          </draw:text-box>
        </draw:frame>
        <draw:frame presentation:style-name="pr11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построена общая схема BMS-алгоритма</text:p>
              </text:list-item>
              <text:list-item>
                <text:p text:style-name="P1"><text:span text:style-name="T10">создана программная реализация</text:span><text:span text:style-name="T10"><text:line-break/></text:span><text:span text:style-name="T10">BMS-алгоритма</text:span></text:p>
              </text:list-item>
              <text:list-item>
                <text:p text:style-name="P1"><text:span text:style-name="T10">построена схема декодера АГ-кодов типа Рида—Соломон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text:span text:style-name="MT1">/10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Pelenitsyn Artem</meta:initial-creator>
    <meta:creation-date>2008-04-20T21:35:41</meta:creation-date>
    <dc:date>2009-06-12T23:24:45</dc:date>
    <meta:editing-cycles>52</meta:editing-cycles>
    <meta:editing-duration>PT32H57M44S</meta:editing-duration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n</math:mi>
      <math:mi math:fontstyle="normal">:</math:mi>
      <math:mrow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0</math:mn>
              </math:mrow>
              <math:mi>m</math:mi>
            </math:munderover>
            <math:msub>
              <math:mi>f</math:mi>
              <math:mi>i</math:mi>
            </math:msub>
          </math:mrow>
          <math:mo math:stretchy="false">⋅</math:mo>
          <math:msub>
            <math:mi>u</math:mi>
            <math:mrow>
              <math:mi>n</math:mi>
              <math:mo math:stretchy="false">+</math:mo>
              <math:mi>i</math:mi>
            </math:mrow>
          </math:msub>
        </math:mrow>
        <math:mo math:stretchy="false">=</math:mo>
        <math:mn>0</math:mn>
      </math:mrow>
    </math:mrow>
    <math:annotation math:encoding="StarMath 5.0">forall n: sum from{i=0} to {m} f_i cdot u_{n+i}=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u</math:mi>
      <math:mi>:</math:mi>
      <math:mrow>
        <math:mo math:stretchy="false">(</math:mo>
        <math:mrow>
          <math:mn>0,1</math:mn>
          <math:mn>,1</math:mn>
          <math:mn>,0</math:mn>
          <math:mn>,1</math:mn>
          <math:mi>,</math:mi>
          <math:mo math:stretchy="false">…</math:mo>
        </math:mrow>
        <math:mo math:stretchy="false">)</math:mo>
      </math:mrow>
    </math:mrow>
    <math:annotation math:encoding="StarMath 5.0">u: (0,1,1,0,1, dotslow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0</math:mn>
              </math:mrow>
              <math:mi>m</math:mi>
            </math:munderover>
            <math:msub>
              <math:mi>f</math:mi>
              <math:mi>i</math:mi>
            </math:msub>
          </math:mrow>
          <math:mo math:stretchy="false">⋅</math:mo>
          <math:msup>
            <math:mi>x</math:mi>
            <math:mi>i</math:mi>
          </math:msup>
        </math:mrow>
      </math:mrow>
    </math:mrow>
    <math:annotation math:encoding="StarMath 5.0">f(x) = sum from{i=0} to {m} f_i cdot x^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u</math:mi>
      <math:mi>:</math:mi>
      <math:msubsup>
        <math:mo math:stretchy="false">ℕ</math:mo>
        <math:mn>0</math:mn>
        <math:mn>2</math:mn>
      </math:msubsup>
      <math:mo math:stretchy="false">→</math:mo>
      <math:msub>
        <math:mi>F</math:mi>
        <math:mi>q</math:mi>
      </math:msub>
    </math:mrow>
    <math:annotation math:encoding="StarMath 5.0">u: setN_0^2 rightarrow F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{</math:mo>
        <math:mrow>
          <math:msup>
            <math:mi>f</math:mi>
            <math:mrow>
              <math:mo math:stretchy="false">(</math:mo>
              <math:mn>1</math:mn>
              <math:mo math:stretchy="false">)</math:mo>
            </math:mrow>
          </math:msup>
          <math:mrow>
            <math:mo math:stretchy="false">(</math:mo>
            <math:mi>x</math:mi>
            <math:mo math:stretchy="false">)</math:mo>
          </math:mrow>
          <math:mi>,</math:mi>
          <math:mo math:stretchy="false">…</math:mo>
          <math:mi>,</math:mi>
          <math:msup>
            <math:mi>f</math:mi>
            <math:mrow>
              <math:mo math:stretchy="false">(</math:mo>
              <math:mi>l</math:mi>
              <math:mo math:stretchy="false">)</math:mo>
            </math:mrow>
          </math:msup>
          <math:mrow>
            <math:mo math:stretchy="false">(</math:mo>
            <math:mi>x</math:mi>
            <math:mo math:stretchy="false">)</math:mo>
          </math:mrow>
        </math:mrow>
        <math:mo math:stretchy="false">}</math:mo>
      </math:mrow>
      <math:mi>,</math:mi>
      <math:mrow>
        <math:mi>x</math:mi>
        <math:mo math:stretchy="false">=</math:mo>
        <math:mrow>
          <math:msub>
            <math:mi>x</math:mi>
            <math:mn>1</math:mn>
          </math:msub>
          <math:mo math:stretchy="false">⋅</math:mo>
          <math:msub>
            <math:mi>x</math:mi>
            <math:mn>2</math:mn>
          </math:msub>
        </math:mrow>
      </math:mrow>
    </math:mrow>
    <math:annotation math:encoding="StarMath 5.0">lbrace f^{(1)}(x), dotslow, f^{(l)}(x) rbrace, x=x_1 cdot x_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k</math:mi>
      <math:mi>,</math:mi>
      <math:mi>n</math:mi>
      <math:mi math:fontstyle="normal">:</math:mi>
      <math:mrow>
        <math:mrow>
          <math:mrow>
            <math:munder>
              <math:mo math:stretchy="false">∑</math:mo>
              <math:mi>i</math:mi>
            </math:munder>
            <math:msubsup>
              <math:mi>f</math:mi>
              <math:mi>i</math:mi>
              <math:mrow>
                <math:mo math:stretchy="false">(</math:mo>
                <math:mi>k</math:mi>
                <math:mo math:stretchy="false">)</math:mo>
              </math:mrow>
            </math:msubsup>
          </math:mrow>
          <math:mo math:stretchy="false">⋅</math:mo>
          <math:msub>
            <math:mi>u</math:mi>
            <math:mrow>
              <math:mi>n</math:mi>
              <math:mo math:stretchy="false">+</math:mo>
              <math:mi>i</math:mi>
            </math:mrow>
          </math:msub>
        </math:mrow>
        <math:mo math:stretchy="false">=</math:mo>
        <math:mn>0</math:mn>
      </math:mrow>
    </math:mrow>
    <math:annotation math:encoding="StarMath 5.0">forall k,n: sum from{i} f_i^{(k)} cdot u_{n+i} = 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u</math:mi>
      <math:mi>:</math:mi>
      <math:msub>
        <math:mo math:stretchy="false">ℕ</math:mo>
        <math:mn>0</math:mn>
      </math:msub>
      <math:mo math:stretchy="false">→</math:mo>
      <math:msub>
        <math:mi>F</math:mi>
        <math:mi>q</math:mi>
      </math:msub>
    </math:mrow>
    <math:annotation math:encoding="StarMath 5.0">u: setN_0 rightarrow F_q</math:annotation>
  </math:semantics>
</math:math>
</file>